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2.249cm" style:rel-column-width="8663*"/>
    </style:style>
    <style:style style:name="Таблица1.B" style:family="table-column">
      <style:table-column-properties style:column-width="12.065cm" style:rel-column-width="46475*"/>
    </style:style>
    <style:style style:name="Таблица1.C" style:family="table-column">
      <style:table-column-properties style:column-width="2.699cm" style:rel-column-width="1039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9" style:family="table-row">
      <style:table-row-properties style:min-row-height="2.233cm"/>
    </style:style>
    <style:style style:name="Таблица1.12" style:family="table-row">
      <style:table-row-properties style:min-row-height="1.937cm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 style:list-style-name="L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 style:list-style-name="L2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 style:list-style-name="L3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 style:list-style-name="L4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 style:list-style-name="L5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able_20_Contents" style:list-style-name="L6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 style:list-style-name="L7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able_20_Contents" style:list-style-name="L8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Table_20_Contents" style:list-style-name="L9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able_20_Contents" style:list-style-name="L10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Table_20_Contents" style:list-style-name="L1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able_20_Contents" style:list-style-name="L12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able_20_Contents" style:list-style-name="L13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 style:list-style-name="L14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Table_20_Contents" style:list-style-name="L15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Table_20_Contents" style:list-style-name="L16">
      <style:paragraph-properties fo:text-align="justify" style:justify-single-word="false"/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лан выполнения дипломного проекта на тему:</text:p>
      <text:p text:style-name="P6">Разработка информационной системы </text:p>
      <text:p text:style-name="P6">для отдела аспирантуры ФГБОУ ВПО «МГИУ»</text:p>
      <text:p text:style-name="P6">студента гр. 8362 Ахмылова А.Ю.</text:p>
      <text:p text:style-name="P6">научный руководитель: Радыгин В.Ю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">№ недели</text:p>
            </table:table-cell>
            <table:table-cell table:style-name="Таблица1.A1" office:value-type="string">
              <text:p text:style-name="P5"/>
              <text:p text:style-name="P5">Описание</text:p>
            </table:table-cell>
            <table:table-cell table:style-name="Таблица1.C1" office:value-type="string">
              <text:p text:style-name="P1">Подпись</text:p>
            </table:table-cell>
          </table:table-row>
        </table:table-header-rows>
        <table:table-row>
          <table:table-cell table:style-name="Таблица1.A2" office:value-type="string">
            <text:p text:style-name="P2">1</text:p>
            <text:p text:style-name="P3">06.02</text:p>
            <text:p text:style-name="P3">-</text:p>
            <text:p text:style-name="P3">12.02</text:p>
          </table:table-cell>
          <table:table-cell table:style-name="Таблица1.A2" office:value-type="string">
            <text:list xml:id="list59475241" text:style-name="L1">
              <text:list-item>
                <text:p text:style-name="P8">Формулировка темы дипломной работы.</text:p>
              </text:list-item>
              <text:list-item>
                <text:p text:style-name="P8">Загрузка технического задания, диаграммы классов на GitHub. 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2</text:p>
            <text:p text:style-name="P3">13.02</text:p>
            <text:p text:style-name="P3">-</text:p>
            <text:p text:style-name="P3">19.02</text:p>
          </table:table-cell>
          <table:table-cell table:style-name="Таблица1.A2" office:value-type="string">
            <text:list xml:id="list703151703" text:style-name="L2">
              <text:list-item>
                <text:p text:style-name="P9">Составление плана работ.</text:p>
              </text:list-item>
              <text:list-item>
                <text:p text:style-name="P9">Диаграмма вариантов использования.</text:p>
                <text:p text:style-name="P9"/>
              </text:list-item>
            </text:list>
            <text:p text:style-name="P4"/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3</text:p>
            <text:p text:style-name="P3">20.02</text:p>
            <text:p text:style-name="P3">-</text:p>
            <text:p text:style-name="P3">26.02</text:p>
          </table:table-cell>
          <table:table-cell table:style-name="Таблица1.A2" office:value-type="string">
            <text:list xml:id="list328112008" text:style-name="L3">
              <text:list-item>
                <text:p text:style-name="P10">Написание введения к диплому и показ его научному руководителю и Лукьяновой Н.В.</text:p>
                <text:p text:style-name="P10">Не менее 1 и не более 2 страниц.</text:p>
              </text:list-item>
              <text:list-item>
                <text:p text:style-name="P10">Генерация скаффолдом обслуживающих моделей(предметы, кафедры, специальности, оценки, научные руководители)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4</text:p>
            <text:p text:style-name="P3">27.02</text:p>
            <text:p text:style-name="P3">-</text:p>
            <text:p text:style-name="P3">04.03</text:p>
          </table:table-cell>
          <table:table-cell table:style-name="Таблица1.A2" office:value-type="string">
            <text:list xml:id="list349129283" text:style-name="L4">
              <text:list-item>
                <text:p text:style-name="P11">Литературный обзор: обзор аналогичных средств.</text:p>
              </text:list-item>
              <text:list-item>
                <text:p text:style-name="P11">Настройка ограничений целостности в обслуживающих моделях.</text:p>
              </text:list-item>
            </text:list>
            <text:list xml:id="list2051364024" text:style-name="L5">
              <text:list-header>
                <text:p text:style-name="P12"/>
              </text:list-header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5</text:p>
            <text:p text:style-name="P3">05.03</text:p>
            <text:p text:style-name="P3">-</text:p>
            <text:p text:style-name="P3">11.03</text:p>
          </table:table-cell>
          <table:table-cell table:style-name="Таблица1.A2" office:value-type="string">
            <text:list xml:id="list1363326185" text:style-name="L6">
              <text:list-item>
                <text:p text:style-name="P13">Создание контролеров для обслуживающих моделей.</text:p>
              </text:list-item>
              <text:list-item>
                <text:p text:style-name="P13">Настройка отображения вспомогательных моделей, для повышения удобства управления ими.</text:p>
              </text:list-item>
              <text:list-item>
                <text:p text:style-name="P13">Литературный обзор: обзор технических средств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6</text:p>
            <text:p text:style-name="P3">12.03</text:p>
            <text:p text:style-name="P3">-</text:p>
            <text:p text:style-name="P3">18.03</text:p>
          </table:table-cell>
          <table:table-cell table:style-name="Таблица1.A2" office:value-type="string">
            <text:list xml:id="list1066989185" text:style-name="L7">
              <text:list-item>
                <text:p text:style-name="P14">Создание основной модели «Аспирант».</text:p>
              </text:list-item>
              <text:list-item>
                <text:p text:style-name="P14">Реализация ограничений целостности данных в основной модели.</text:p>
              </text:list-item>
              <text:list-item>
                <text:p text:style-name="P14">Глава 2: структура проекта (четверть)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7</text:p>
            <text:p text:style-name="P3">19.03</text:p>
            <text:p text:style-name="P3">-</text:p>
            <text:p text:style-name="P3">25.03</text:p>
          </table:table-cell>
          <table:table-cell table:style-name="Таблица1.A2" office:value-type="string">
            <text:list xml:id="list290507721" text:style-name="L8">
              <text:list-item>
                <text:p text:style-name="P15">Создание контролеров основных операций для работы с аспирантами.</text:p>
              </text:list-item>
              <text:list-item>
                <text:p text:style-name="P15">Реализация функций редактирования внесенных данных (оценки за вступительный экзамен и кандидатский минимум).</text:p>
              </text:list-item>
              <text:list-item>
                <text:p text:style-name="P15"><text:soft-page-break/>Глава 2: структура проекта (четверть)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 table:style-name="Таблица1.9">
          <table:table-cell table:style-name="Таблица1.A2" office:value-type="string">
            <text:p text:style-name="P2">8</text:p>
            <text:p text:style-name="P3">26.03</text:p>
            <text:p text:style-name="P3">-</text:p>
            <text:p text:style-name="P3">01.04</text:p>
          </table:table-cell>
          <table:table-cell table:style-name="Таблица1.A2" office:value-type="string">
            <text:list xml:id="list335842395" text:style-name="L9">
              <text:list-item>
                <text:p text:style-name="P16">Реализация ограничений доступа.</text:p>
              </text:list-item>
              <text:list-item>
                <text:p text:style-name="P16">Реализация поиска и просмотра информации, сгруппированной в отдельные списки (кафедры, научные руководители, специальности, год обучения, форма оплаты).</text:p>
              </text:list-item>
              <text:list-item>
                <text:p text:style-name="P16">Глава 2: структура проекта (треть)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9</text:p>
            <text:p text:style-name="P3">02.04</text:p>
            <text:p text:style-name="P3">-</text:p>
            <text:p text:style-name="P3">08.04</text:p>
          </table:table-cell>
          <table:table-cell table:style-name="Таблица1.A2" office:value-type="string">
            <text:list xml:id="list1603008910" text:style-name="L10">
              <text:list-item>
                <text:p text:style-name="P17">Разработка методов и интерфейсов сбора статистики и отображения информации по аспирантам.</text:p>
              </text:list-item>
              <text:list-item>
                <text:p text:style-name="P17">Глава 2: структура проекта (2/3)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0</text:p>
            <text:p text:style-name="P3">09.04</text:p>
            <text:p text:style-name="P3">-</text:p>
            <text:p text:style-name="P3">15.04</text:p>
          </table:table-cell>
          <table:table-cell table:style-name="Таблица1.A2" office:value-type="string">
            <text:list xml:id="list797341412" text:style-name="L11">
              <text:list-item>
                <text:p text:style-name="P18">Реализация технологии сбора и печати статистических данных и отчетов.</text:p>
              </text:list-item>
              <text:list-item>
                <text:p text:style-name="P18">Глава 2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 table:style-name="Таблица1.12">
          <table:table-cell table:style-name="Таблица1.A2" office:value-type="string">
            <text:p text:style-name="P2">11</text:p>
            <text:p text:style-name="P3">16.04</text:p>
            <text:p text:style-name="P3">-</text:p>
            <text:p text:style-name="P3">22.04</text:p>
          </table:table-cell>
          <table:table-cell table:style-name="Таблица1.A2" office:value-type="string">
            <text:list xml:id="list941322097" text:style-name="L12">
              <text:list-item>
                <text:p text:style-name="P19">Доработка функций поиска и сортировки.</text:p>
              </text:list-item>
              <text:list-item>
                <text:p text:style-name="P19">Тестирование проекта и исправление ошибок.</text:p>
              </text:list-item>
              <text:list-item>
                <text:p text:style-name="P19">Заключение.</text:p>
              </text:list-item>
              <text:list-item>
                <text:p text:style-name="P19">Оформление заключения.</text:p>
              </text:list-item>
            </text:list>
            <text:p text:style-name="P4"/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2</text:p>
            <text:p text:style-name="P3">23.04</text:p>
            <text:p text:style-name="P3">-</text:p>
            <text:p text:style-name="P3">29.04</text:p>
          </table:table-cell>
          <table:table-cell table:style-name="Таблица1.A2" office:value-type="string">
            <text:list xml:id="list658690969" text:style-name="L13">
              <text:list-item>
                <text:p text:style-name="P20">Доработка интерфейсов сбора и печати статистики.</text:p>
              </text:list-item>
              <text:list-item>
                <text:p text:style-name="P20">Доработка обнаруженных недостатков программы.</text:p>
              </text:list-item>
            </text:list>
            <text:p text:style-name="P4"/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3</text:p>
            <text:p text:style-name="P3">30.04</text:p>
            <text:p text:style-name="P3">-</text:p>
            <text:p text:style-name="P3">06.05</text:p>
          </table:table-cell>
          <table:table-cell table:style-name="Таблица1.A2" office:value-type="string">
            <text:list xml:id="list1944186916" text:style-name="L14">
              <text:list-item>
                <text:p text:style-name="P21">Оформление приложения к диплому.</text:p>
              </text:list-item>
              <text:list-item>
                <text:p text:style-name="P21">Демонстрация заключения и приложения.</text:p>
              </text:list-item>
            </text:list>
            <text:p text:style-name="P4"/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4</text:p>
            <text:p text:style-name="P3">07.05</text:p>
            <text:p text:style-name="P3">-</text:p>
            <text:p text:style-name="P3">13.05</text:p>
          </table:table-cell>
          <table:table-cell table:style-name="Таблица1.A2" office:value-type="string">
            <text:list xml:id="list1756105563" text:style-name="L15">
              <text:list-header>
                <text:p text:style-name="P22"/>
              </text:list-header>
              <text:list-item>
                <text:p text:style-name="P22">Передача готовой пояснительной записки руководителю на чтение. </text:p>
                <text:p text:style-name="P22"/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15</text:p>
            <text:p text:style-name="P3">14.05</text:p>
            <text:p text:style-name="P3">-</text:p>
            <text:p text:style-name="P3">20.05</text:p>
          </table:table-cell>
          <table:table-cell table:style-name="Таблица1.A2" office:value-type="string">
            <text:list xml:id="list1571227022" text:style-name="L16">
              <text:list-item>
                <text:p text:style-name="P23">Сдача готового (рабочего и оттестированного) проекта дипломному руководителю и Лукьяновой Н.В. <text:s/></text:p>
              </text:list-item>
              <text:list-item>
                <text:p text:style-name="P23">Сдача пояснительной записки к курсовой работе дипломному руководителю и Лукьяновой Н.В.</text:p>
              </text:list-item>
            </text:list>
          </table:table-cell>
          <table:table-cell table:style-name="Таблица1.C2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4:33:09</meta:creation-date>
    <dc:date>2012-02-17T19:58:25</dc:date>
    <meta:editing-duration>PT10H48M08S</meta:editing-duration>
    <meta:editing-cycles>41</meta:editing-cycles>
    <meta:generator>OpenOffice.org/3.2$Linux OpenOffice.org_project/320m12$Build-9483</meta:generator>
    <meta:print-date>2012-02-17T19:44:39</meta:print-date>
    <meta:document-statistic meta:table-count="1" meta:image-count="0" meta:object-count="0" meta:page-count="2" meta:paragraph-count="104" meta:word-count="352" meta:character-count="2396"/>
  </office:meta>
</office:document-meta>
</file>